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1a9104" officeooo:paragraph-rsid="001a9104"/>
    </style:style>
    <style:style style:name="P2" style:family="paragraph" style:parent-style-name="Standard">
      <loext:graphic-properties draw:fill-gradient-name="gradient" draw:fill-hatch-name="hatch"/>
      <style:paragraph-properties fo:margin-left="0in" fo:margin-right="0in" fo:line-height="200%" fo:text-indent="0.4984in" style:auto-text-indent="true"/>
      <style:text-properties fo:font-style="italic" style:font-style-asian="italic" style:font-style-complex="italic"/>
    </style:style>
    <style:style style:name="P3" style:family="paragraph" style:parent-style-name="Standard">
      <loext:graphic-properties draw:fill-gradient-name="gradient" draw:fill-hatch-name="hatch"/>
      <style:paragraph-properties fo:margin-left="0in" fo:margin-right="0in" fo:line-height="200%" fo:text-indent="0.4984in" style:auto-text-indent="true"/>
      <style:text-properties fo:font-style="normal" officeooo:rsid="001a9104" officeooo:paragraph-rsid="001a9104"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brews 1:3</text:p>
      <text:p text:style-name="P2">The Son is the radiance of God’s glory and the exact expression of his nature, sustaining all things by his powerful word. After making purification for sins, he sat down at the right hand of the Majesty on high.</text:p>
      <text:p text:style-name="P3">1 John 1:5 states “This is the message we have heard from him and declare to you: God is light, and there is absolutely no darkness in him.” God’s very being is radiance. He is above all light, with light comes the ability to see blemishes. These blemishes are all over every human being on this earth. Jesus came because of those blemishes so we can be spotless and be able to live with the Father forever.</text:p>
      <text:p text:style-name="P3">The bible makes it clear that God’s radiance is something that we cannot even fathom. He was so radiant that his “shadow” if you call it that caused Moses to shine and the Israelites to hide him away because of it. This is the God we serve. The world wants us to believe that there is good and bad in everything that includes God. This myth has been around for centuries. It is popular now because of the Asian influence that our country has seen.</text:p>
      <text:p text:style-name="P3">The truth is there is no good in us. The yin-yang would be completely black when describing us. And God’s would be completely white. There is no in-between. As God is completely spotless and radiant as is His Son, Jesus Christ. Jesus sits down at the right hand of the Father and makes intercession for each of His children. Yes we are filled with blemishes, but if Christ is your Savior then those have all been wiped away. </text:p>
      <text:p text:style-name="P3">While we are on this earth we will have those blemishes but one day they would all be wiped away, and this place that we live will be a distant memory. Never to be repeated or never to be gone back to. This week remember what Christ did for each and every one of us. The sin He bore, the shame He endured, and the redemption He gave. We are redeemed, unashamed and bold, We are Christians and let us wear that with hono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9T16:23:06.241617786</meta:creation-date>
    <dc:title>default</dc:title>
    <meta:editing-duration>PT37S</meta:editing-duration>
    <meta:editing-cycles>2</meta:editing-cycles>
    <meta:generator>LibreOffice/7.3.1.3$Linux_X86_64 LibreOffice_project/30$Build-3</meta:generator>
    <dc:date>2022-04-09T16:23:41.055994224</dc:date>
    <meta:document-statistic meta:table-count="0" meta:image-count="0" meta:object-count="0" meta:page-count="1" meta:paragraph-count="6" meta:word-count="365" meta:character-count="1924" meta:non-whitespace-character-count="1563"/>
  </office:meta>
</office:document-meta>
</file>